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3" style:family="table">
      <style:table-properties style:width="2.7396in" table:align="left"/>
    </style:style>
    <style:style style:name="Table3.A" style:family="table-column">
      <style:table-column-properties style:column-width="0.9132in"/>
    </style:style>
    <style:style style:name="Table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ccccc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1375in" table:align="right" style:may-break-between-rows="false"/>
    </style:style>
    <style:style style:name="Table5.A" style:family="table-column">
      <style:table-column-properties style:column-width="2.0896in"/>
    </style:style>
    <style:style style:name="Table5.B" style:family="table-column">
      <style:table-column-properties style:column-width="1.0479in"/>
    </style:style>
    <style:style style:name="Table5.A1" style:family="table-cell">
      <style:table-cell-properties fo:background-color="#cccccc" fo:padding="0.0382in" fo:border="0.0007in solid #000000">
        <style:background-image/>
      </style:table-cell-properties>
    </style:style>
    <style:style style:name="Table5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">RepeatIn(objects, 'invoice')</text:text-input><text:text-input text:description="">setLang(invoice.partner.lang and invoice.partner.lang.code or 'en_US')</text:text-input></text:p>
      <text:p text:style-name="P1"><text:text-input text:description="">invoice.partner.type and invoice.partner.type.name or '' + invoice.partner.name</text:text-input></text:p>
      <text:p text:style-name="P1"><text:text-input text:description="">invoice.invoice_address.name or ''</text:text-input></text:p>
      <text:p text:style-name="P1"><text:text-input text:description="">invoice.invoice_address.street or ''</text:text-input></text:p>
      <text:p text:style-name="P1"><text:text-input text:description="">invoice.invoice_address.streetbis or ''</text:text-input></text:p>
      <text:p text:style-name="P1"><text:text-input text:description="">(invoice.invoice_address.zip or '') + (invoice.invoice_address.city or '')</text:text-input></text:p>
      <text:p text:style-name="P1"><text:text-input text:description="">invoice.invoice_address.state and invoice.invoice_address_state.name or ''</text:text-input></text:p>
      <text:p text:style-name="P1"><text:text-input text:description="">invoice.invoice_address.country and invoice.invoice_address.country.name or ''</text:text-input></text:p>
      <text:p text:style-name="P1">VAT: <text:text-input text:description="">invoice.partner.vat or removeParentNode()</text:text-input></text:p>
      <text:h text:style-name="P7" text:outline-level="1"><text:text-input text:description="">invoice.type_name</text:text-input><text:text-input text:description="">invoice.state == 'proforma' and ' ' + invoice.state or ''</text:text-input><text:text-input text:description="">invoice.number and ' ' + invoice.number or ''</text:text-input></text:h>
      <text:p text:style-name="Text_20_body">Description: <text:text-input text:description="">invoice.description</text:text-input></text:p>
      <text:p text:style-name="Text_20_body">Date: <text:text-input text:description="">formatLang(invoice.invoice_date, date=True)</text:text-input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>RepeatIn(invoice.lines, 'line')</text:text-input><text:text-input text:description="">line.description</text:text-input></text:p>
          </table:table-cell>
          <table:table-cell table:style-name="Table1.A2" office:value-type="string">
            <text:p text:style-name="P4"><text:text-input text:description="">line.type == 'line' and (formatLang(line.quantity) + (line.unit and (' ' + line.unit.name) or '')) or ''</text:text-input></text:p>
          </table:table-cell>
          <table:table-cell table:style-name="Table1.A2" office:value-type="string">
            <text:p text:style-name="P4"><text:text-input text:description="">line.type == 'line' and (formatLang(line.unit_price) + ' ' + invoice.currency.name) or ''</text:text-input></text:p>
          </table:table-cell>
          <table:table-cell table:style-name="Table1.A2" office:value-type="string">
            <text:p text:style-name="P5"><text:text-input text:description="">RepeatIn(line.taxes, 'tax', ['p'])</text:text-input><text:text-input text:description="">tax.name</text:text-input></text:p>
          </table:table-cell>
          <table:table-cell table:style-name="Table1.E2" office:value-type="string">
            <text:p text:style-name="P4"><text:text-input text:description="">line.type in ('line', 'subtotal') and (formatLang(line.amount, digits=invoice.currency.digits) + ' ' + invoice.currency.name) or ''</text:text-input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Table_20_Heading">Tax</text:p>
                  </table:table-cell>
                  <table:table-cell table:style-name="Table3.A1" office:value-type="string">
                    <text:p text:style-name="Table_20_Heading">Base</text:p>
                  </table:table-cell>
                  <table:table-cell table:style-name="Table3.C1" office:value-type="string">
                    <text:p text:style-name="Table_20_Heading">Amount</text:p>
                  </table:table-cell>
                </table:table-row>
              </table:table-header-rows>
              <table:table-row>
                <table:table-cell table:style-name="Table3.A2" office:value-type="string">
                  <text:p text:style-name="Table_20_Contents"><text:text-input text:description="">RepeatIn(invoice.taxes, 'tax')</text:text-input><text:text-input text:description="">tax.description</text:text-input></text:p>
                </table:table-cell>
                <table:table-cell table:style-name="Table3.A2" office:value-type="string">
                  <text:p text:style-name="P4"><text:text-input text:description="">formatLang(tax.base, digits=invoice.currency.digits) + ' ' + invoice.currency.name</text:text-input></text:p>
                </table:table-cell>
                <table:table-cell table:style-name="Table3.C2" office:value-type="string">
                  <text:p text:style-name="P4"><text:text-input text:description="">formatLang(tax.amount, digits=invoice.currency.digits) + ' ' + invoice.currency.name</text:text-input></text:p>
                </table:table-cell>
              </table:table-row>
            </table:table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text-input text:description="">formatLang(invoice.untaxed_amount, digits=invoice.currency.digits) + ' ' + invoic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text-input text:description="">formatLang(invoice.tax_amount, digits=invoice.currency.digits) + ' ' + invoic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text-input text:description="">formatLang(invoice.total_amount, digits=invoice.currency.digits) + ' ' + invoice.currency.name</text:text-input></text:p>
                </table:table-cell>
              </table:table-row>
            </table:table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Table_20_Heading"><text:text-input text:description="">invoice.move and '' or removeParentNode('table')</text:text-input>Payment Term</text:p>
              <text:p text:style-name="Text_20_body"><text:text-input text:description="">invoice.payment_term.description or removeParentNode('p')</text:text-input></text:p>
            </table:table-cell>
            <table:covered-table-cell/>
          </table:table-row>
          <table:table-row>
            <table:table-cell table:style-name="Table5.A2" office:value-type="string">
              <text:p text:style-name="Table_20_Heading">Date</text:p>
            </table:table-cell>
            <table:table-cell table:style-name="Table5.B2" office:value-type="string">
              <text:p text:style-name="Table_20_Heading">Amount</text:p>
            </table:table-cell>
          </table:table-row>
        </table:table-header-rows>
        <table:table-row>
          <table:table-cell table:style-name="Table5.A3" office:value-type="string">
            <text:p text:style-name="Table_20_Contents"><text:text-input text:description="">RepeatIn(invoice.payment_lines, 'line')</text:text-input><text:text-input text:description="">formatLang(line.maturity_date, date=True)</text:text-input></text:p>
          </table:table-cell>
          <table:table-cell table:style-name="Table5.B3" office:value-type="string">
            <text:p text:style-name="P4"><text:text-input text:description="">(line.amount_second_currency and formatLang(line.amount_second_currency, digits=invoice.currency.digits) or formatLang(line.debit - line.credit, digits=invoice.currency.digits)) + ' ' + invoice.currency.name</text:text-input></text:p>
          </table:table-cell>
        </table:table-row>
      </table:table>
      <text:p text:style-name="Text_20_body"><text:text-input text:description="">invoice.comment or removeParentNode('p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8-04-14T11:47:29</meta:creation-date>
    <dc:date>2008-04-14T14:34:41</dc:date>
    <meta:editing-cycles>99</meta:editing-cycles>
    <meta:editing-duration>PT2H41M58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3" meta:paragraph-count="41" meta:word-count="21" meta:character-count="166"/>
  </office:meta>
</office:document-meta>
</file>